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3e25c" officeooo:paragraph-rsid="0003e25c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03e25c" officeooo:paragraph-rsid="0003e25c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03e25c" officeooo:paragraph-rsid="0003e25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3e25c" officeooo:paragraph-rsid="0003e25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4pt" fo:font-weight="bold" officeooo:rsid="0003e25c" officeooo:paragraph-rsid="0003e25c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3e25c" officeooo:paragraph-rsid="0003e25c" style:font-size-asian="14pt" style:font-weight-asian="bold" style:font-size-complex="14pt" style:font-weight-complex="bold"/>
    </style:style>
    <style:style style:name="P7" style:family="paragraph" style:parent-style-name="Heading_20_3">
      <style:text-properties fo:font-size="14pt" fo:font-weight="bold" officeooo:rsid="0003e25c" officeooo:paragraph-rsid="0003e25c" style:font-size-asian="14pt" style:font-weight-asian="normal" style:font-size-complex="14pt" style:font-weight-complex="normal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 Order Functions</text:p>
      <text:p text:style-name="P1"/>
      <text:p text:style-name="P5">Estrutura de uma HoF</text:p>
      <text:p text:style-name="P2"/>
      <text:p text:style-name="P4">Suas partes:</text:p>
      <text:p text:style-name="P4"/>
      <text:p text:style-name="P4">arrayOfValues - Nome do array que será percorrido;</text:p>
      <text:p text:style-name="P4">.forEach - A HOF , pode ser, .find , .some , .every ;</text:p>
      <text:p text:style-name="P4">element - Valor do elemento do array;</text:p>
      <text:p text:style-name="P4">(element) =&gt; {console.log('Cada elemento do array:', element); - função a ser executada, pode ser passada igual ao terceiro exemplo do conteúdo com a função verifyGrade .</text:p>
      <text:p text:style-name="P4"/>
      <text:p text:style-name="P4">const arrayOfValues = ['josé', 50, 0.25, { comida: 'Chocolate' }];</text:p>
      <text:p text:style-name="P4">arrayOfValues.forEach((element, indexOfTheArray, theEntireArray) =&gt; {</text:p>
      <text:p text:style-name="P4"><text:s text:c="2"/>console.log('Cada elemento do array:', element);</text:p>
      <text:p text:style-name="P4"><text:s text:c="2"/>console.log('Index, posição do elemento:', indexOfTheArray);</text:p>
      <text:p text:style-name="P4"><text:s text:c="2"/>console.log('Array percorrido:', theEntireArray);</text:p>
      <text:p text:style-name="P4">});</text:p>
      <text:p text:style-name="P4"/>
      <text:p text:style-name="P4">A arrow function passada para o forEach possui element , index e array como parâmetros, onde:</text:p>
      <text:p text:style-name="P4"/>
      <text:p text:style-name="P4"><text:span text:style-name="T1">element</text:span> - Valor do elemento do array;</text:p>
      <text:p text:style-name="P4"><text:span text:style-name="T1">index</text:span> - Índice em cada iteração ou posição do elemento no array, começando do 0;</text:p>
      <text:p text:style-name="P4"><text:span text:style-name="T1">array</text:span> - Array original que está sendo percorrido.</text:p>
      <text:p text:style-name="P4">Agora que já aprendeu sobre a estrutura, vamos aprender sobre cada HOF .</text:p>
      <text:p text:style-name="P4"/>
      <text:p text:style-name="P6">Array.forEach</text:p>
      <text:p text:style-name="P6"/>
      <text:p text:style-name="P3">const emailListInData = [</text:p>
      <text:p text:style-name="P3"><text:s text:c="2"/>'roberta@email.com',</text:p>
      <text:p text:style-name="P3"><text:s text:c="2"/>'paulo@email.com',</text:p>
      <text:p text:style-name="P3"><text:s text:c="2"/>'anaroberta@email.com',</text:p>
      <text:p text:style-name="P3"><text:s text:c="2"/>'fabiano@email.com',</text:p>
      <text:p text:style-name="P3">];</text:p>
      <text:p text:style-name="P3"/>
      <text:p text:style-name="P3">const showEmailList = (email) =&gt; {</text:p>
      <text:p text:style-name="P3"><text:s text:c="2"/>console.log(`O email ${email} esta cadastrado em nosso banco de dados!`);</text:p>
      <text:p text:style-name="P3">};</text:p>
      <text:p text:style-name="P3"/>
      <text:p text:style-name="P3">// Use o método forEach chamando a callback showEmailList para apresentar os emails.</text:p>
      <text:p text:style-name="P3"/>
      <text:p text:style-name="P6">Array.find</text:p>
      <text:p text:style-name="P3"/>
      <text:p text:style-name="P3">A função find é utilizada para achar o primeiro elemento que satisfaça a condição passada.</text:p>
      <text:p text:style-name="P3"/>
      <text:p text:style-name="P3">const numbers = [19, 21, 30, 3, 45, 22, 15];</text:p>
      <text:p text:style-name="P3"/>
      <text:p text:style-name="P3">const verifyEven = (number) =&gt; number % 2 === 0;</text:p>
      <text:p text:style-name="P3"/>
      <text:p text:style-name="P3">const isEven = numbers.find(verifyEven);</text:p>
      <text:p text:style-name="P3"/>
      <text:p text:style-name="P3"><text:soft-page-break/>console.log(isEven); // 30</text:p>
      <text:p text:style-name="P3"/>
      <text:p text:style-name="P3">console.log(verifyEven(9)); // False</text:p>
      <text:p text:style-name="P3">console.log(verifyEven(14)); // True</text:p>
      <text:p text:style-name="P3"/>
      <text:p text:style-name="P3">// Outra forma de ser realizada sem a necessidade de criar uma nova função.</text:p>
      <text:p text:style-name="P3">const isEven2 = numbers.find((number) =&gt; number % 2 === 0);</text:p>
      <text:p text:style-name="P3"/>
      <text:p text:style-name="P3">console.log(isEven2); // 30</text:p>
      <text:p text:style-name="P3"/>
      <text:h text:style-name="P7" text:outline-level="3"><text:bookmark text:name="arraysome-e-arrayevery"/>Array.some e Array.every</text:h>
      <text:p text:style-name="P3"/>
      <text:p text:style-name="P3">As funções some e every são parecidas. A primeira retorna true se ao menos um elemento de um array satisfaz a uma condição. A segunda retorna true se todos os elementos de um array satisfazem a uma condição.</text:p>
      <text:p text:style-name="P3"/>
      <text:p text:style-name="P3">const listNames = ['Maria', 'Manuela', 'Jorge', 'Ricardo', 'Wilson'];</text:p>
      <text:p text:style-name="P3"/>
      <text:p text:style-name="P3">const verifyFirstLetter = (letter, names) =&gt; names.some((name) =&gt; name[0] === letter);</text:p>
      <text:p text:style-name="P3"/>
      <text:p text:style-name="P3">console.log(verifyFirstLetter('J', listNames)); // true</text:p>
      <text:p text:style-name="P3">console.log(verifyFirstLetter('x', listNames)); // false</text:p>
      <text:p text:style-name="P3"/>
      <text:p text:style-name="P3"/>
      <text:p text:style-name="P3">const grades = {</text:p>
      <text:p text:style-name="P3"><text:s text:c="2"/>portugues: 'Aprovado',</text:p>
      <text:p text:style-name="P3"><text:s text:c="2"/>matematica: 'Reprovado',</text:p>
      <text:p text:style-name="P3"><text:s text:c="2"/>ingles: 'Aprovado',</text:p>
      <text:p text:style-name="P3">};</text:p>
      <text:p text:style-name="P3"/>
      <text:p text:style-name="P3">const verifyGrades = (studentGrades) =&gt; (</text:p>
      <text:p text:style-name="P3"><text:s text:c="2"/>Object.values(studentGrades).every((grade) =&gt; grade === 'Aprovado')</text:p>
      <text:p text:style-name="P3">);</text:p>
      <text:p text:style-name="P3"/>
      <text:p text:style-name="P3">console.log(verifyGrades(grades));</text:p>
      <text:p text:style-name="P3"/>
      <text:p text:style-name="P6">Array.sort</text:p>
      <text:p text:style-name="P6"/>
      <text:p text:style-name="P4">const food = ['arroz', 'feijão', 'farofa', 'chocolate', 'doce de leite'];</text:p>
      <text:p text:style-name="P4">food.sort();</text:p>
      <text:p text:style-name="P4">console.log(food);</text:p>
      <text:p text:style-name="P4">// [ 'arroz', 'chocolate', 'doce de leite', 'farofa', 'feijão' ]</text:p>
      <text:p text:style-name="P4"/>
      <text:p text:style-name="P4">const points = [40, 100, 1, 5, 25, 10];</text:p>
      <text:p text:style-name="P4">points.sort((a, b) =&gt; a - b);</text:p>
      <text:p text:style-name="P4">console.log(points); // [1, 5, 10, 25, 40, 100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23:43:35.175410230</meta:creation-date>
    <meta:generator>LibreOffice/6.4.7.2$Linux_X86_64 LibreOffice_project/40$Build-2</meta:generator>
    <dc:date>2021-05-09T22:22:07.414168706</dc:date>
    <meta:editing-duration>PT1H31M43S</meta:editing-duration>
    <meta:editing-cycles>4</meta:editing-cycles>
    <meta:document-statistic meta:table-count="0" meta:image-count="0" meta:object-count="0" meta:page-count="2" meta:paragraph-count="63" meta:word-count="405" meta:character-count="2833" meta:non-whitespace-character-count="2467"/>
  </office:meta>
</office:document-meta>
</file>